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389in" fo:margin-left="-0.0069in" fo:margin-top="0in" fo:margin-bottom="0in" table:align="left" style:writing-mode="lr-tb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0.1806in"/>
    </style:style>
    <style:style style:name="Table2.C" style:family="table-column">
      <style:table-column-properties style:column-width="2.4521in"/>
    </style:style>
    <style:style style:name="Table2.D" style:family="table-column">
      <style:table-column-properties style:column-width="1.3868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85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Cancelar reserva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un administrador quiera cancelar la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Administrador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Realizar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actor debe tener la autorización para realizar esta acción (ser administrador) y debe haber una reserva relacionad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administrador desee realizar una cancelación de la reserva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edirá el nombre de la reserva.c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administrador introduce el nombre de la reserva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le preguntará por el motivo de la cancelación (si es necesario resaltarlo)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3" text:outline-level="1">El administrador escribirá el motivo si lo hay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administrador puede comunicarle al cliente la cancelación de la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4" meta:word-count="157" meta:character-count="992" meta:non-whitespace-character-count="877"/>
    <meta:generator>LibreOfficeDev/6.0.5.2$Linux_X86_64 LibreOffice_project/</meta:generator>
  </office:meta>
</office:document-meta>
</file>